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nwendungsaufgabe</text:p>
          </table:table-cell>
          <table:table-cell table:number-columns-repeated="2"/>
          <table:table-cell office:value-type="string" calcext:value-type="string">
            <text:p>Variante 1</text:p>
          </table:table-cell>
          <table:table-cell table:number-columns-repeated="2"/>
          <table:table-cell office:value-type="string" calcext:value-type="string">
            <text:p>Variante 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sgangstechnik</text:p>
          </table:table-cell>
          <table:table-cell office:value-type="string" calcext:value-type="string">
            <text:p>Endtechnik</text:p>
          </table:table-cell>
          <table:table-cell/>
          <table:table-cell office:value-type="string" calcext:value-type="string">
            <text:p>Ausgangstechnik</text:p>
          </table:table-cell>
          <table:table-cell office:value-type="string" calcext:value-type="string">
            <text:p>Endtechnik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i-yotsu</text:p>
          </table:table-cell>
          <table:table-cell table:number-columns-repeated="2"/>
          <table:table-cell office:value-type="string" calcext:value-type="string">
            <text:p>Osoto gari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(„Standard" Griff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Kenka-yotsu</text:p>
          </table:table-cell>
          <table:table-cell table:number-columns-repeated="2"/>
          <table:table-cell office:value-type="string" calcext:value-type="string">
            <text:p>Harai goshi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(Gegengleicher Griff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inte</text:p>
          </table:table-cell>
          <table:table-cell table:number-columns-repeated="2"/>
          <table:table-cell office:value-type="string" calcext:value-type="string">
            <text:p>Ouchi gari</text:p>
          </table:table-cell>
          <table:table-cell office:value-type="string" calcext:value-type="string">
            <text:p>Kouchi gari</text:p>
          </table:table-cell>
          <table:table-cell/>
          <table:table-cell office:value-type="string" calcext:value-type="string">
            <text:p>Kouchi gari</text:p>
          </table:table-cell>
          <table:table-cell office:value-type="string" calcext:value-type="string">
            <text:p>Harai goshi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Kombination</text:p>
          </table:table-cell>
          <table:table-cell table:number-columns-repeated="2"/>
          <table:table-cell office:value-type="string" calcext:value-type="string">
            <text:p>Harai goshi</text:p>
          </table:table-cell>
          <table:table-cell office:value-type="string" calcext:value-type="string">
            <text:p>Osoto gari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Konter</text:p>
          </table:table-cell>
          <table:table-cell table:number-columns-repeated="2"/>
          <table:table-cell office:value-type="string" calcext:value-type="string">
            <text:p>Tai otoshi</text:p>
          </table:table-cell>
          <table:table-cell office:value-type="string" calcext:value-type="string">
            <text:p>Kouchi gari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yoko-Waza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2">
          <table:table-cell table:style-name="ce2"/>
          <table:table-cell table:style-name="Default"/>
          <table:table-cell/>
          <table:table-cell office:value-type="string" calcext:value-type="string">
            <text:p>Kann ich?</text:p>
          </table:table-cell>
          <table:table-cell office:value-type="string" calcext:value-type="string">
            <text:p>geht so</text:p>
          </table:table-cell>
          <table:table-cell office:value-type="string" calcext:value-type="string">
            <text:p>ganz schlecht</text:p>
          </table:table-cell>
          <table:table-cell/>
          <table:table-cell office:value-type="string" calcext:value-type="string">
            <text:p>Anmerkung</text:p>
          </table:table-cell>
        </table:table-row>
        <table:table-row table:style-name="ro2">
          <table:table-cell table:style-name="ce2" office:value-type="string" calcext:value-type="string">
            <text:p>Dai ikky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(1st group) </text:p>
          </table:table-cell>
          <table:table-cell table:style-name="Default"/>
          <table:table-cell table:number-columns-repeated="6"/>
        </table:table-row>
        <table:table-row table:style-name="ro3">
          <table:table-cell/>
          <table:table-cell office:value-type="string" calcext:value-type="string">
            <text:p><text:a xlink:href="https://en.wikipedia.org/wiki/Deashi_harai" xlink:type="simple">Deashi harai</text:a> (or barai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Hiza_guruma" xlink:type="simple">Hiza guruma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Sasae_tsurikomi_ashi" xlink:type="simple">Sasae tsurikomi ash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Uki_goshi" xlink:type="simple">Uki gosh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a xlink:href="https://en.wikipedia.org/wiki/Osoto_gari" xlink:type="simple">Osoto gari</text:a> (Major Outside Reap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O_goshi" xlink:type="simple">O gosh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Ouchi_gari" xlink:type="simple">Ouchi gar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Seoi_nage" xlink:type="simple">Seoi nage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rote</text:p>
          </table:table-cell>
        </table:table-row>
        <table:table-row table:style-name="ro2">
          <table:table-cell table:style-name="ce2" office:value-type="string" calcext:value-type="string">
            <text:p>Dai niky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(2nd group) 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en.wikipedia.org/wiki/Kosoto_gari" xlink:type="simple">Kosoto gar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Kouchi_gari" xlink:type="simple">Kouchi gar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Koshi_guruma" xlink:type="simple">Koshi gurum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Tsurikomi_goshi" xlink:type="simple">Tsurikomi gosh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Okuriashi_harai" xlink:type="simple">Okuriashi hara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Tai_otoshi" xlink:type="simple">Tai otosh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Harai_goshi" xlink:type="simple">Harai gosh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Uchi_mata" xlink:type="simple">Uchi mat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ai sanky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(3rd group) 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en.wikipedia.org/wiki/Kosoto_gake" xlink:type="simple">Kosoto gake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Tsuri_goshi" xlink:type="simple">Tsuri gosh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Yoko_otoshi" xlink:type="simple">Yoko otosh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Ashi_guruma" xlink:type="simple">Ashi gurum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Hane_goshi" xlink:type="simple">Hane gosh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Harai_tsurikomi_ashi" xlink:type="simple">Harai tsurikomi ash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Tomoe_nage" xlink:type="simple">Tomoe nage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Kata_guruma" xlink:type="simple">Kata guruma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ai yonky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(4th group) 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en.wikipedia.org/wiki/Sumi_gaeshi" xlink:type="simple">Sumi gaesh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Tani_otoshi" xlink:type="simple">Tani otoshi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en.wikipedia.org/wiki/Hane_makikomi" xlink:type="simple">Hane makikom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Sukui_nage" xlink:type="simple">Sukui nage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Utsuri_goshi" xlink:type="simple">Utsuri gosh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O_guruma" xlink:type="simple">O guruma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Soto_makikomi" xlink:type="simple">Soto makikom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Uki_otoshi" xlink:type="simple">Uki otoshi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ai gokyo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(5th group) 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https://en.wikipedia.org/wiki/Osoto_guruma" xlink:type="simple">Osoto gurum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Uki_waza" xlink:type="simple">Uki waz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Yoko_wakare" xlink:type="simple">Yoko wakare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Yoko_guruma" xlink:type="simple">Yoko guruma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a xlink:href="https://en.wikipedia.org/wiki/Ushiro_goshi" xlink:type="simple">Ushiro goshi</text:a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Ura_nage" xlink:type="simple">Ura nage</text:a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en.wikipedia.org/wiki/Sumi_otoshi" xlink:type="simple">Sumi otoshi</text:a> (隅落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.wikipedia.org/wiki/Yoko_gake" xlink:type="simple">Yoko gake</text:a>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</meta:initial-creator>
    <meta:creation-date>2024-04-14T16:32:18.489943523</meta:creation-date>
    <dc:date>2024-04-14T16:46:17.007729514</dc:date>
    <dc:creator>max</dc:creator>
    <meta:editing-duration>PT13M57S</meta:editing-duration>
    <meta:editing-cycles>4</meta:editing-cycles>
    <meta:generator>LibreOffice/7.3.7.2$Linux_X86_64 LibreOffice_project/30$Build-2</meta:generator>
    <meta:document-statistic meta:table-count="2" meta:cell-count="123" meta:object-count="0"/>
  </office:meta>
</office:document-meta>
</file>